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126b9" officeooo:paragraph-rsid="000126b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126b9" officeooo:paragraph-rsid="000126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2pt" fo:font-weight="bold" officeooo:rsid="000126b9" officeooo:paragraph-rsid="000126b9" style:font-size-asian="32pt" style:font-weight-asian="bold" style:font-size-complex="32pt" style:font-weight-complex="bold"/>
    </style:style>
    <style:style style:name="P4" style:family="paragraph" style:parent-style-name="List_20_Paragraph" style:list-style-name="WWNum37">
      <style:text-properties style:font-name="Times New Roman" fo:font-size="14pt" officeooo:rsid="000126b9" officeooo:paragraph-rsid="000126b9" style:font-size-asian="12.25pt" style:font-size-complex="14pt"/>
    </style:style>
    <style:style style:name="P5" style:family="paragraph" style:parent-style-name="List_20_Paragraph" style:list-style-name="WWNum37">
      <style:text-properties style:font-name="Times New Roman" officeooo:paragraph-rsid="000126b9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officeooo:paragraph-rsid="000126b9"/>
    </style:style>
    <style:style style:name="P7" style:family="paragraph" style:parent-style-name="List_20_Paragraph" style:list-style-name="WWNum37">
      <style:paragraph-properties fo:margin-left="0in" fo:margin-right="0in" fo:text-indent="0in" style:auto-text-indent="false"/>
      <style:text-properties style:font-name="Times New Roman" officeooo:rsid="000126b9" officeooo:paragraph-rsid="000126b9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0126b9" officeooo:paragraph-rsid="000126b9"/>
    </style:style>
    <style:style style:name="P9" style:family="paragraph" style:parent-style-name="List_20_Paragraph" style:list-style-name="WWNum37">
      <style:paragraph-properties fo:margin-left="0in" fo:margin-right="0in" fo:text-indent="0in" style:auto-text-indent="false"/>
      <style:text-properties style:font-name="Times New Roman" fo:font-size="14pt" officeooo:rsid="0001641e" officeooo:paragraph-rsid="0001641e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126b9" style:font-size-asian="14pt" style:font-size-complex="14pt"/>
    </style:style>
    <style:style style:name="T3" style:family="text">
      <style:text-properties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ây dựng hệ thống tạo đề thi cho giáo viên ( đề tài 3)</text:p>
      <text:p text:style-name="P2">---------------------------------------------------------------------------------</text:p>
      <text:p text:style-name="P1">Các chức năng đã làm được: </text:p>
      <text:list xml:id="list4929278759153111443" text:style-name="WWNum37">
        <text:list-item>
          <text:p text:style-name="P5"><text:span text:style-name="T1">Đăng ký tài khoản</text:span></text:p>
          <text:p text:style-name="P7"><text:span text:style-name="T1">+ Mỗi tài khoản chỉ có thể thêm, sửa xóa câu hỏi của của tài khoản đó</text:span></text:p>
          <text:p text:style-name="P7"><text:span text:style-name="T1">+ Có thể xem các câu hỏi của các thành viên cũng như người tạo</text:span></text:p>
        </text:list-item>
      </text:list>
      <text:p text:style-name="P8"><text:span text:style-name="T1"/></text:p>
      <text:p text:style-name="P8"><text:span text:style-name="T1"/></text:p>
      <text:list xml:id="list190509512923934" text:continue-numbering="true" text:style-name="WWNum37">
        <text:list-item>
          <text:p text:style-name="P5"><text:span text:style-name="T1">Đăng </text:span><text:span text:style-name="T2">nhập </text:span></text:p>
          <text:p text:style-name="P7"><text:span text:style-name="T2">+ </text:span><text:span text:style-name="T1">Kiểm tra báo lỗi nếu nhập thiếu hoặc nhập sai</text:span></text:p>
        </text:list-item>
      </text:list>
      <text:p text:style-name="P8"><text:span text:style-name="T1"/></text:p>
      <text:p text:style-name="P8"><text:span text:style-name="T1"/></text:p>
      <text:list xml:id="list190510241089855" text:continue-numbering="true" text:style-name="WWNum37">
        <text:list-item>
          <text:p text:style-name="P5"><text:span text:style-name="T1">Thêm, sửa, xóa câu hỏi trắc nghiệm</text:span></text:p>
          <text:p text:style-name="P7"><text:span text:style-name="T1">+ Hệ thống có khả năng kiểm tra báo lỗi đầu vào, lỗi nhập thiếu</text:span></text:p>
        </text:list-item>
      </text:list>
      <text:p text:style-name="P8"><text:span text:style-name="T1"/></text:p>
      <text:p text:style-name="P8"><text:span text:style-name="T1"/></text:p>
      <text:list xml:id="list190510058472435" text:continue-numbering="true" text:style-name="WWNum37">
        <text:list-item>
          <text:p text:style-name="P5"><text:span text:style-name="T1">Thêm, sửa, xóa câu hỏi tự luận</text:span></text:p>
          <text:p text:style-name="P7"><text:span text:style-name="T1">+ <text:s/>Hệ thống có khả năng kiểm tra báo lỗi đầu vào, lỗi nhập thiếu</text:span></text:p>
          <text:p text:style-name="P7"><text:span text:style-name="T1"/></text:p>
          <text:p text:style-name="P7"><text:span text:style-name="T1"><text:s/></text:span></text:p>
        </text:list-item>
        <text:list-item>
          <text:p text:style-name="P5"><text:span text:style-name="T1">Sinh đề bằng tay bằng cách chọn các câu hỏi theo độ khó, chương</text:span></text:p>
          <text:p text:style-name="P7"><text:span text:style-name="T1">+ Cần chọn Số lượng câu hỏi dễ hoặc khó </text:span></text:p>
        </text:list-item>
      </text:list>
      <text:p text:style-name="P8"><text:span text:style-name="T1">+ Xuất đề gồm các câu hỏi ra file word</text:span></text:p>
      <text:p text:style-name="P6"><text:span text:style-name="T1"/></text:p>
      <text:list xml:id="list190509929679284" text:continue-numbering="true" text:style-name="WWNum37">
        <text:list-item>
          <text:p text:style-name="P5"><text:span text:style-name="T1">Sinh đề tự động theo độ khó và số lượng chọn trước</text:span></text:p>
          <text:p text:style-name="P7"><text:span text:style-name="T1">+ Hệ thống sẽ chọn ngẫu nhiên theo chương, theo độ khó, theo loại câu trắc nghiệm hoặc tự l</text:span></text:p>
        </text:list-item>
      </text:list>
      <text:p text:style-name="P8"><text:span text:style-name="T1">+ Xuất đề gồm các câu hỏi ra file word</text:span></text:p>
      <text:p text:style-name="P6"><text:span text:style-name="T1"/></text:p>
      <text:list xml:id="list190509320511921" text:continue-numbering="true" text:style-name="WWNum37">
        <text:list-item>
          <text:p text:style-name="P5"><text:span text:style-name="T1">Đảo các thứ tự câu hỏi trong một đề</text:span></text:p>
        </text:list-item>
      </text:list>
      <text:p text:style-name="P8"><text:span text:style-name="T1">+ Các thứ tự trong cùng 1 đề sẽ được đảo ngẫu nhiên</text:span></text:p>
      <text:p text:style-name="P8"><text:span text:style-name="T1"/></text:p>
      <text:list xml:id="list190509994804124" text:continue-numbering="true" text:style-name="WWNum37">
        <text:list-header>
          <text:p text:style-name="P4"><text:span text:style-name="T3"/></text:p>
          <text:p text:style-name="P9"><text:span text:style-name="T3">Cám ơn thầy cô và các bạn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mbria" fo:font-family="Cambria" style:font-family-generic="roman" style:font-pitch="variable" style:language-asian="ja" style:country-asian="JP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7:31:11.732079254</meta:creation-date>
    <dc:date>2017-12-04T19:05:09.203402514</dc:date>
    <meta:editing-duration>PT47M28S</meta:editing-duration>
    <meta:editing-cycles>1</meta:editing-cycles>
    <meta:document-statistic meta:table-count="0" meta:image-count="0" meta:object-count="0" meta:page-count="1" meta:paragraph-count="24" meta:word-count="237" meta:character-count="1008" meta:non-whitespace-character-count="805"/>
    <meta:generator>LibreOffice/5.1.6.2$Linux_X86_64 LibreOffice_project/10m0$Build-2</meta:generator>
  </office:meta>
</office:document-meta>
</file>